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d7" draw:textarea-horizontal-align="justify" draw:textarea-vertical-align="middle" draw:auto-grow-height="false" fo:min-height="2.175cm" fo:min-width="3.003cm"/>
      <style:paragraph-properties style:writing-mode="lr-tb"/>
    </style:style>
    <style:style style:name="gr2" style:family="graphic" style:parent-style-name="standard">
      <style:graphic-properties draw:fill-color="#ffffd7" draw:textarea-horizontal-align="justify" draw:textarea-vertical-align="middle" draw:auto-grow-height="false" fo:min-height="0.919cm" fo:min-width="1.118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fill-color="#ffffd7" draw:textarea-horizontal-align="justify" draw:textarea-vertical-align="middle" draw:auto-grow-height="false" fo:min-height="0.739cm" fo:min-width="1.656cm"/>
      <style:paragraph-properties style:writing-mode="lr-tb"/>
    </style:style>
    <style:style style:name="gr5" style:family="graphic" style:parent-style-name="standard">
      <style:graphic-properties draw:fill-color="#ffffd7" draw:textarea-horizontal-align="justify" draw:textarea-vertical-align="middle" draw:auto-grow-height="false" fo:min-height="1.008cm" fo:min-width="2.734cm"/>
      <style:paragraph-properties style:writing-mode="lr-tb"/>
    </style:style>
    <style:style style:name="gr6" style:family="graphic" style:parent-style-name="standard">
      <style:graphic-properties draw:fill-color="#ffffd7" draw:textarea-horizontal-align="justify" draw:textarea-vertical-align="middle" draw:auto-grow-height="false" fo:min-height="0.559cm" fo:min-width="1.296cm"/>
      <style:paragraph-properties style:writing-mode="lr-tb"/>
    </style:style>
    <style:style style:name="gr7" style:family="graphic" style:parent-style-name="standard">
      <style:graphic-properties draw:fill-color="#ffffd7" draw:textarea-horizontal-align="justify" draw:textarea-vertical-align="middle" draw:auto-grow-height="false" fo:min-height="1.008cm" fo:min-width="2.285cm"/>
      <style:paragraph-properties style:writing-mode="lr-tb"/>
    </style:style>
    <style:style style:name="gr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3d:vertical-segments="97" dr3d:close-front="true" dr3d:close-back="true"/>
    </style:style>
    <style:style style:name="gr10" style:family="graphic" style:parent-style-name="objectwithoutfill">
      <style:graphic-properties draw:marker-end="Arrow" draw:marker-end-width="0.3cm" draw:fill="solid" draw:textarea-vertical-align="middle"/>
    </style:style>
    <style:style style:name="gr11" style:family="graphic" style:parent-style-name="standard">
      <style:graphic-properties svg:stroke-color="#000000" draw:fill="none" draw:textarea-horizontal-align="justify" draw:textarea-vertical-align="middle" draw:auto-grow-height="false" fo:min-height="22.991cm" fo:min-width="17.915cm"/>
    </style:style>
    <style:style style:name="P1" style:family="paragraph">
      <style:paragraph-properties fo:text-align="center"/>
    </style:style>
    <style:style style:name="P2" style:family="paragraph">
      <loext:graphic-properties draw:fill-color="#ffffd7"/>
      <style:paragraph-properties fo:text-align="center"/>
    </style:style>
    <style:style style:name="P3" style:family="paragraph">
      <loext:graphic-properties draw:fill="solid"/>
      <style:paragraph-properties fo:text-align="center"/>
    </style:style>
    <style:style style:name="P4" style:family="paragraph">
      <style:paragraph-properties fo:text-align="center"/>
      <style:text-properties fo:font-weight="normal" style:font-weight-asian="normal" style:font-weight-complex="normal"/>
    </style:style>
    <style:style style:name="P5" style:family="paragraph">
      <loext:graphic-properties draw:fill-color="#ffffd7"/>
      <style:paragraph-properties fo:text-align="center"/>
      <style:text-properties fo:font-size="22pt" fo:font-weight="normal" style:font-size-asian="22pt" style:font-weight-asian="normal" style:font-size-complex="22pt" style:font-weight-complex="normal"/>
    </style:style>
    <style:style style:name="P6" style:family="paragraph">
      <style:paragraph-properties fo:text-align="center"/>
      <style:text-properties fo:font-size="14pt" style:font-size-asian="14pt" style:font-size-complex="14pt"/>
    </style:style>
    <style:style style:name="P7" style:family="paragraph">
      <loext:graphic-properties draw:fill-color="#ffffd7"/>
      <style:paragraph-properties fo:text-align="center"/>
      <style:text-properties fo:font-size="14pt" style:font-size-asian="14pt" style:font-size-complex="14pt"/>
    </style:style>
    <style:style style:name="P8" style:family="paragraph">
      <loext:graphic-properties draw:fill="none"/>
      <style:paragraph-properties fo:text-align="center"/>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953cm" svg:height="3.429cm" svg:x="2.778cm" svg:y="1.889cm">
          <text:p text:style-name="P1">Bundesland</text:p>
          <draw:enhanced-geometry svg:viewBox="0 0 21600 21600" draw:glue-points="10800 0 3163 3163 0 10800 3163 18437 10800 21600 18437 18437 21600 10800 18437 3163" draw:text-areas="3163 3163 18437 18437" draw:extrusion="false" draw:mirror-horizontal="false" draw:mirror-vertical="false" draw:type="ellipse" draw:enhanced-path="U 10800 10800 10800 10800 0 360 Z N"/>
        </draw:custom-shape>
        <draw:custom-shape draw:style-name="gr2" draw:text-style-name="P2" xml:id="id1" draw:id="id1" draw:layer="layout" svg:width="2.286cm" svg:height="1.651cm" svg:x="2.905cm" svg:y="6.08cm">
          <text:p text:style-name="P1">LK</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3" draw:layer="layout" draw:type="line" svg:x1="4.048cm" svg:y1="6.08cm" svg:x2="5.255cm" svg:y2="5.318cm" draw:start-shape="id1" draw:start-glue-point="4" draw:end-shape="id2" draw:end-glue-point="8" svg:d="M4048 6080l1207-762" svg:viewBox="0 0 1208 763">
          <text:p/>
        </draw:connector>
        <draw:custom-shape draw:style-name="gr1" draw:text-style-name="P5" xml:id="id4" draw:id="id4" draw:layer="layout" svg:width="4.953cm" svg:height="3.429cm" svg:x="10.144cm" svg:y="6.08cm">
          <text:p text:style-name="P4"><text:span text:style-name="T1">Fälle</text:span></text:p>
          <draw:enhanced-geometry svg:viewBox="0 0 21600 21600" draw:glue-points="10800 0 3163 3163 0 10800 3163 18437 10800 21600 18437 18437 21600 10800 18437 3163" draw:text-areas="3163 3163 18437 18437" draw:extrusion="false" draw:mirror-horizontal="false" draw:mirror-vertical="false" draw:type="ellipse" draw:enhanced-path="U 10800 10800 10800 10800 0 360 Z N"/>
        </draw:custom-shape>
        <draw:custom-shape draw:style-name="gr4" draw:text-style-name="P7" xml:id="id3" draw:id="id3" draw:layer="layout" svg:width="3.048cm" svg:height="1.397cm" svg:x="14.335cm" svg:y="4.937cm">
          <text:p text:style-name="P6"><text:span text:style-name="T2">Geschlecht</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3" draw:layer="layout" draw:type="line" svg:x1="14.781cm" svg:y1="6.13cm" svg:x2="14.372cm" svg:y2="6.582cm" draw:start-shape="id3" draw:start-glue-point="7" draw:end-shape="id4" draw:end-glue-point="11" svg:d="M14781 6130l-409 452" svg:viewBox="0 0 410 453">
          <text:p/>
        </draw:connector>
        <draw:custom-shape draw:style-name="gr5" draw:text-style-name="P7" xml:id="id5" draw:id="id5" draw:layer="layout" svg:width="4.572cm" svg:height="1.778cm" svg:x="7.731cm" svg:y="10.017cm">
          <text:p text:style-name="P6"><text:span text:style-name="T2">Anzahl Genesen</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3" draw:layer="layout" draw:type="line" svg:x1="10.017cm" svg:y1="10.017cm" svg:x2="12.621cm" svg:y2="9.509cm" draw:start-shape="id5" draw:start-glue-point="4" draw:end-shape="id4" draw:end-glue-point="8" svg:d="M10017 10017l2604-508" svg:viewBox="0 0 2605 509">
          <text:p/>
        </draw:connector>
        <draw:connector draw:style-name="gr3" draw:text-style-name="P3" draw:layer="layout" draw:type="line" svg:x1="14.843cm" svg:y1="10.017cm" svg:x2="12.621cm" svg:y2="9.509cm" draw:start-shape="id6" draw:start-glue-point="4" draw:end-shape="id4" draw:end-glue-point="8" svg:d="M14843 10017l-2222-508" svg:viewBox="0 0 2223 509">
          <text:p/>
        </draw:connector>
        <draw:custom-shape draw:style-name="gr6" draw:text-style-name="P2" xml:id="id7" draw:id="id7" draw:layer="layout" svg:width="2.54cm" svg:height="1.143cm" svg:x="15.478cm" svg:y="6.715cm">
          <text:p text:style-name="P1"><text:span text:style-name="T2">Altersgr</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3" draw:layer="layout" draw:type="line" svg:x1="15.478cm" svg:y1="7.287cm" svg:x2="15.097cm" svg:y2="7.795cm" draw:start-shape="id7" draw:start-glue-point="6" draw:end-shape="id4" draw:end-glue-point="10" svg:d="M15478 7287l-381 508" svg:viewBox="0 0 382 509">
          <text:p/>
        </draw:connector>
        <draw:custom-shape draw:style-name="gr1" draw:text-style-name="P2" xml:id="id9" draw:id="id9" draw:layer="layout" svg:width="4.953cm" svg:height="3.429cm" svg:x="3.413cm" svg:y="14.462cm">
          <text:p text:style-name="P1">Meldedatum</text:p>
          <draw:enhanced-geometry svg:viewBox="0 0 21600 21600" draw:glue-points="10800 0 3163 3163 0 10800 3163 18437 10800 21600 18437 18437 21600 10800 18437 3163" draw:text-areas="3163 3163 18437 18437" draw:extrusion="false" draw:extrusion-depth="1.27cm 0" draw:extrusion-first-light-direction="(50000 0 10000)" draw:extrusion-second-light-direction="(-50000 0 10000)" draw:mirror-horizontal="false" draw:mirror-vertical="false" draw:type="ellipse" draw:enhanced-path="U 10800 10800 10800 10800 0 360 Z N"/>
        </draw:custom-shape>
        <draw:custom-shape draw:style-name="gr7" draw:text-style-name="P7" xml:id="id8" draw:id="id8" draw:layer="layout" svg:width="3.937cm" svg:height="1.778cm" svg:x="2.651cm" svg:y="19.161cm">
          <text:p text:style-name="P6"><text:span text:style-name="T2">Neuer Fall</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7" xml:id="id10" draw:id="id10" draw:layer="layout" svg:width="3.937cm" svg:height="1.778cm" svg:x="6.842cm" svg:y="19.161cm">
          <text:p text:style-name="P6"><text:span text:style-name="T2">Neuer </text:span><text:span text:style-name="T2">Todesfall</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7" draw:text-style-name="P7" xml:id="id11" draw:id="id11" draw:layer="layout" svg:width="3.937cm" svg:height="1.778cm" svg:x="11.033cm" svg:y="19.161cm">
          <text:p text:style-name="P6"><text:span text:style-name="T2">Neu Genesen</text:span></text:p>
          <draw:enhanced-geometry svg:viewBox="0 0 21600 21600" draw:glue-points="10800 0 3163 3163 0 10800 3163 18437 10800 21600 18437 18437 21600 10800 18437 3163" draw:text-areas="3163 3163 18437 18437" draw:mirror-horizontal="false" draw:mirror-vertical="false" draw:extrusion="false" draw:type="ellipse" draw:enhanced-path="U 10800 10800 10800 10800 0 360 Z N"/>
        </draw:custom-shape>
        <draw:connector draw:style-name="gr3" draw:text-style-name="P3" draw:layer="layout" draw:type="line" svg:x1="4.62cm" svg:y1="19.161cm" svg:x2="5.89cm" svg:y2="17.891cm" draw:start-shape="id8" draw:start-glue-point="4" draw:end-shape="id9" draw:end-glue-point="8" svg:d="M4620 19161l1270-1270" svg:viewBox="0 0 1271 1271">
          <text:p/>
        </draw:connector>
        <draw:connector draw:style-name="gr3" draw:text-style-name="P3" draw:layer="layout" draw:type="line" svg:x1="8.811cm" svg:y1="19.161cm" svg:x2="5.89cm" svg:y2="17.891cm" draw:start-shape="id10" draw:start-glue-point="4" draw:end-shape="id9" draw:end-glue-point="8" svg:d="M8811 19161l-2921-1270" svg:viewBox="0 0 2922 1271">
          <text:p/>
        </draw:connector>
        <draw:connector draw:style-name="gr3" draw:text-style-name="P3" draw:layer="layout" draw:type="line" svg:x1="13.002cm" svg:y1="19.161cm" svg:x2="5.89cm" svg:y2="17.891cm" draw:start-shape="id11" draw:start-glue-point="4" draw:end-shape="id9" draw:end-glue-point="8" svg:d="M13002 19161l-7112-1270" svg:viewBox="0 0 7113 1271">
          <text:p/>
        </draw:connector>
        <draw:custom-shape draw:style-name="gr5" draw:text-style-name="P7" xml:id="id6" draw:id="id6" draw:layer="layout" svg:width="4.572cm" svg:height="1.778cm" svg:x="12.557cm" svg:y="10.017cm">
          <text:p text:style-name="P6"><text:span text:style-name="T2">Anzahl Todesfall</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3d:scene draw:style-name="gr8" svg:width="3.993cm" svg:height="4.546cm" svg:x="2.016cm" svg:y="8.9cm" dr3d:transform="matrix (0.894271318102136 -0.183312344200333 0.408258979183128 -0.443750037464894 -0.481458363517045 0.755833148551583 0.0580061537233389 -0.857084843328403 -0.51189926496036 -0.0000209604374126727cm -0.0000202080587238791cm -0.0000287596498212389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draw:line draw:style-name="gr10" draw:text-style-name="P3" draw:layer="layout" svg:x1="8.493cm" svg:y1="16.24cm" svg:x2="14.081cm" svg:y2="16.24cm">
          <text:p/>
        </draw:line>
        <draw:polyline draw:style-name="gr3" draw:text-style-name="P3" draw:layer="layout" svg:width="0.596cm" svg:height="0.067cm" draw:transform="rotate (-1.8147933562237) translate (9.26520879670332cm 15.9497488022147cm)" svg:viewBox="0 0 597 68" draw:points="0,53 324,68 597,0">
          <text:p/>
        </draw:polyline>
        <draw:polyline draw:style-name="gr3" draw:text-style-name="P3" draw:layer="layout" svg:width="0.5cm" svg:height="0.041cm" draw:transform="rotate (-2.03610110537658) translate (10.154911532323cm 16.0810343636558cm)" svg:viewBox="0 0 501 42" draw:points="0,42 348,42 501,0">
          <text:p/>
        </draw:polyline>
        <draw:polyline draw:style-name="gr3" draw:text-style-name="P3" draw:layer="layout" svg:width="0.404cm" svg:height="0.013cm" draw:transform="rotate (-1.68110113552094) translate (11.0635782047483cm 16.0325038454019cm)" svg:viewBox="0 0 405 14" draw:points="0,14 313,10 405,0">
          <text:p/>
        </draw:polyline>
        <draw:polyline draw:style-name="gr3" draw:text-style-name="P3" draw:layer="layout" svg:width="0.59cm" svg:height="0.033cm" draw:transform="rotate (-1.68110113552094) translate (12.0180382961163cm 16.1277698897647cm)" svg:viewBox="0 0 591 34" draw:points="0,34 374,24 591,0">
          <text:p/>
        </draw:polyline>
        <draw:polyline draw:style-name="gr3" draw:text-style-name="P3" draw:layer="layout" svg:width="0.567cm" svg:height="0.031cm" draw:transform="rotate (-1.69471470368649) translate (12.8637415492737cm 15.9689642609352cm)" svg:viewBox="0 0 568 32" draw:points="0,8 313,0 568,32">
          <text:p/>
        </draw:polyline>
        <draw:custom-shape draw:style-name="gr11" draw:text-style-name="P8" draw:layer="layout" svg:width="18.415cm" svg:height="23.241cm" svg:x="1.254cm" svg:y="1cm">
          <text:p/>
          <draw:enhanced-geometry svg:viewBox="0 0 21600 21600" draw:type="rectangle" draw:enhanced-path="M 0 0 L 21600 0 21600 21600 0 21600 0 0 Z N"/>
        </draw:custom-shape>
        <draw:custom-shape draw:style-name="gr11" draw:text-style-name="P8" draw:layer="layout" svg:width="18.415cm" svg:height="23.241cm" svg:x="20.177cm" svg:y="1cm">
          <text:p/>
          <draw:enhanced-geometry svg:viewBox="0 0 21600 21600" draw:type="rectangle" draw:enhanced-path="M 0 0 L 21600 0 21600 21600 0 21600 0 0 Z N"/>
        </draw:custom-shape>
      </draw:page>
      <draw:page draw:name="page2" draw:style-name="dp1" draw:master-page-name="Default"/>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59.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3T12:53:31.493937928</meta:creation-date>
    <dc:date>2020-09-28T11:11:40.385628721</dc:date>
    <meta:editing-duration>P4DT20H29M5S</meta:editing-duration>
    <meta:editing-cycles>2</meta:editing-cycles>
    <meta:generator>LibreOffice/6.4.5.2$Linux_X86_64 LibreOffice_project/40$Build-2</meta:generator>
    <meta:document-statistic meta:object-count="29"/>
  </office:meta>
</office:document-meta>
</file>